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parent-style-name="Graphics" style:family="graphic" style:name="gr2">
      <style:graphic-properties style:repeat="stretch" draw:stroke="none" style:wrap="run-through" fo:background-color="transparent"/>
    </style:style>
    <style:style style:parent-style-name="Graphics" style:family="graphic" style:name="gr3">
      <style:graphic-properties style:repeat="stretch" draw:stroke="none" style:wrap="run-through" fo:background-color="transparent"/>
    </style:style>
    <style:style style:parent-style-name="Graphics" style:family="graphic" style:name="gr4">
      <style:graphic-properties style:repeat="stretch" draw:stroke="none" style:wrap="run-through" fo:background-color="transparent"/>
    </style:style>
    <style:style style:parent-style-name="Graphics" style:family="graphic" style:name="gr5">
      <style:graphic-properties style:repeat="stretch" draw:stroke="none" style:wrap="run-through" fo:background-color="transparent"/>
    </style:style>
    <style:style style:parent-style-name="Graphics" style:family="graphic" style:name="gr6">
      <style:graphic-properties style:repeat="stretch" draw:stroke="none" style:wrap="run-through" fo:background-color="transparent"/>
    </style:style>
    <style:style style:parent-style-name="Graphics" style:family="graphic" style:name="gr7">
      <style:graphic-properties style:repeat="stretch" draw:stroke="none" style:wrap="run-through" fo:background-color="transparent"/>
    </style:style>
    <style:style style:parent-style-name="Graphics" style:family="graphic" style:name="gr8">
      <style:graphic-properties style:repeat="stretch" draw:stroke="none" style:wrap="run-through" fo:background-color="transparent"/>
    </style:style>
    <style:style style:parent-style-name="Graphics" style:family="graphic" style:name="gr9">
      <style:graphic-properties style:repeat="stretch" draw:stroke="none" style:wrap="run-through" fo:background-color="transparent"/>
    </style:style>
    <style:style style:parent-style-name="Graphics" style:family="graphic" style:name="gr10">
      <style:graphic-properties style:repeat="stretch" draw:stroke="none" style:wrap="run-through" fo:background-color="transparent"/>
    </style:style>
    <style:style style:family="graphic" style:name="gr11">
      <style:graphic-properties draw:fill="none" draw:textarea-vertical-align="middle" draw:auto-grow-height="false" draw:auto-grow-width="false" draw:stroke="solid" svg:stroke-color="#3465A4" svg:stroke-width="0.03528cm" fo:wrap-option="no-wrap" style:wrap="run-through" fo:padding-top="3.543pt" fo:padding-bottom="3.543pt" fo:padding-left="7.086pt" fo:padding-right="7.086pt"/>
    </style:style>
    <style:style style:family="paragraph" style:name="P3">
      <style:text-properties/>
      <style:paragraph-properties/>
    </style:style>
    <style:style style:family="graphic" style:name="gr12">
      <style:graphic-properties draw:fill="none" draw:textarea-vertical-align="middle" draw:auto-grow-height="false" draw:auto-grow-width="false" draw:stroke="solid" draw:marker-end="TriangleMarker" draw:marker-end-width="16.72pt" svg:stroke-color="#3465A4" svg:stroke-width="0.03528cm" fo:wrap-option="no-wrap" style:wrap="run-through" fo:padding-top="3.543pt" fo:padding-bottom="3.543pt" fo:padding-left="7.086pt" fo:padding-right="7.086pt"/>
    </style:style>
    <style:style style:family="paragraph" style:name="P4">
      <style:text-properties/>
      <style:paragraph-properties/>
    </style:style>
    <style:style style:family="graphic" style:name="gr13">
      <style:graphic-properties draw:fill="none" draw:textarea-vertical-align="middle" draw:auto-grow-height="false" draw:auto-grow-width="false" draw:stroke="solid" draw:marker-end="TriangleMarker" draw:marker-end-width="3.605pt" svg:stroke-color="#3465A4" svg:stroke-width="0.03528cm" fo:wrap-option="no-wrap" style:wrap="run-through" fo:padding-top="3.543pt" fo:padding-bottom="3.543pt" fo:padding-left="7.086pt" fo:padding-right="7.086pt"/>
    </style:style>
    <style:style style:family="paragraph" style:name="P5">
      <style:text-properties/>
      <style:paragraph-properties/>
    </style:style>
    <style:style style:family="graphic" style:name="gr14">
      <style:graphic-properties draw:fill="none" draw:textarea-vertical-align="middle" draw:auto-grow-height="false" draw:auto-grow-width="false" draw:stroke="solid" draw:marker-end="TriangleMarker" draw:marker-end-width="13.4pt" svg:stroke-color="#3465A4" svg:stroke-width="0.03528cm" fo:wrap-option="no-wrap" style:wrap="run-through" fo:padding-top="3.543pt" fo:padding-bottom="3.543pt" fo:padding-left="7.086pt" fo:padding-right="7.086pt"/>
    </style:style>
    <style:style style:family="paragraph" style:name="P6">
      <style:text-properties/>
      <style:paragraph-properties/>
    </style:style>
    <style:style style:family="graphic" style:name="gr15">
      <style:graphic-properties draw:fill="none" draw:textarea-vertical-align="middle" draw:auto-grow-height="false" draw:auto-grow-width="false" draw:stroke="solid" draw:marker-end="TriangleMarker" draw:marker-end-width="3.605pt" svg:stroke-color="#3465A4" svg:stroke-width="0.03528cm" fo:wrap-option="no-wrap" style:wrap="run-through" fo:padding-top="3.543pt" fo:padding-bottom="3.543pt" fo:padding-left="7.086pt" fo:padding-right="7.086pt"/>
    </style:style>
    <style:style style:family="paragraph" style:name="P7">
      <style:text-properties/>
      <style:paragraph-properties/>
    </style:style>
    <style:style style:family="graphic" style:name="gr16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8">
      <style:text-properties/>
      <style:paragraph-properties fo:text-align="center"/>
    </style:style>
    <style:style style:family="text" style:name="T1">
      <style:text-properties fo:font-size="14pt" style:font-size-asian="14pt" style:font-size-complex="14pt"/>
    </style:style>
    <style:style style:family="graphic" style:name="gr17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9">
      <style:text-properties/>
      <style:paragraph-properties fo:text-align="center"/>
    </style:style>
    <style:style style:family="text" style:name="T2">
      <style:text-properties fo:font-size="14pt" style:font-size-asian="14pt" style:font-size-complex="14pt"/>
    </style:style>
    <style:style style:family="graphic" style:name="gr18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0">
      <style:text-properties/>
      <style:paragraph-properties fo:text-align="center"/>
    </style:style>
    <style:style style:family="text" style:name="T3">
      <style:text-properties fo:font-size="14pt" style:font-size-asian="14pt" style:font-size-complex="14pt"/>
    </style:style>
    <style:style style:family="graphic" style:name="gr19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1">
      <style:text-properties/>
      <style:paragraph-properties fo:text-align="center"/>
    </style:style>
    <style:style style:family="text" style:name="T4">
      <style:text-properties fo:font-size="14pt" style:font-size-asian="14pt" style:font-size-complex="14pt"/>
    </style:style>
    <style:style style:family="graphic" style:name="gr20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2">
      <style:text-properties/>
      <style:paragraph-properties fo:text-align="center"/>
    </style:style>
    <style:style style:family="text" style:name="T5">
      <style:text-properties fo:font-size="14pt" style:font-size-asian="14pt" style:font-size-complex="14pt"/>
    </style:style>
    <style:style style:family="graphic" style:name="gr21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3">
      <style:text-properties/>
      <style:paragraph-properties fo:text-align="center"/>
    </style:style>
    <style:style style:family="text" style:name="T6">
      <style:text-properties fo:font-size="14pt" style:font-size-asian="14pt" style:font-size-complex="14pt"/>
    </style:style>
    <style:style style:family="graphic" style:name="gr22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4">
      <style:text-properties/>
      <style:paragraph-properties fo:text-align="center"/>
    </style:style>
    <style:style style:family="text" style:name="T7">
      <style:text-properties fo:font-size="14pt" style:font-size-asian="14pt" style:font-size-complex="14pt"/>
    </style:style>
    <style:style style:parent-style-name="Graphics" style:family="graphic" style:name="gr23">
      <style:graphic-properties style:repeat="stretch" draw:stroke="none" style:wrap="run-through" fo:background-color="transparent"/>
    </style:style>
  </office:automatic-styles>
  <office:body>
    <office:presentation>
      <draw:page draw:name="page1" draw:style-name="dp3" draw:master-page-name="_" presentation:presentation-page-layout-name="AL1">
        <draw:frame draw:style-name="gr2" svg:width="1.506cm" svg:height="2.3cm" svg:x="16.26cm" svg:y="4.812cm">
          <draw:image xlink:href="Pictures/image1.png" xlink:type="simple" xlink:show="embed" xlink:actuate="onLoad"/>
        </draw:frame>
        <draw:frame draw:style-name="gr3" svg:width="2.565cm" svg:height="2.274cm" svg:x="6.604cm" svg:y="11.22cm">
          <draw:image xlink:href="Pictures/image2.png" xlink:type="simple" xlink:show="embed" xlink:actuate="onLoad"/>
        </draw:frame>
        <draw:frame draw:style-name="gr4" svg:width="2.512cm" svg:height="2.432cm" svg:x="10.41cm" svg:y="11.06cm">
          <draw:image xlink:href="Pictures/image3.png" xlink:type="simple" xlink:show="embed" xlink:actuate="onLoad"/>
        </draw:frame>
        <draw:frame draw:style-name="gr5" svg:width="2.538cm" svg:height="1.903cm" svg:x="13.97cm" svg:y="11.21cm">
          <draw:image xlink:href="Pictures/image4.png" xlink:type="simple" xlink:show="embed" xlink:actuate="onLoad"/>
        </draw:frame>
        <draw:frame draw:style-name="gr6" svg:width="2.618cm" svg:height="3.014cm" svg:x="17.45cm" svg:y="11.21cm">
          <draw:image xlink:href="Pictures/image5.png" xlink:type="simple" xlink:show="embed" xlink:actuate="onLoad"/>
        </draw:frame>
        <draw:frame draw:style-name="gr7" svg:width="1.76cm" svg:height="1.055cm" svg:x="7.384cm" svg:y="9.901cm">
          <draw:image xlink:href="Pictures/image6.png" xlink:type="simple" xlink:show="embed" xlink:actuate="onLoad"/>
        </draw:frame>
        <draw:frame draw:style-name="gr8" svg:width="2.032cm" svg:height="1.069cm" svg:x="10.89cm" svg:y="9.94cm">
          <draw:image xlink:href="Pictures/image7.png" xlink:type="simple" xlink:show="embed" xlink:actuate="onLoad"/>
        </draw:frame>
        <draw:frame draw:style-name="gr9" svg:width="1.961cm" svg:height="1.123cm" svg:x="14.29cm" svg:y="9.94cm">
          <draw:image xlink:href="Pictures/image8.png" xlink:type="simple" xlink:show="embed" xlink:actuate="onLoad"/>
        </draw:frame>
        <draw:frame draw:style-name="gr10" svg:width="2.348cm" svg:height="1.325cm" svg:x="17.72cm" svg:y="9.973cm">
          <draw:image xlink:href="Pictures/image9.png" xlink:type="simple" xlink:show="embed" xlink:actuate="onLoad"/>
        </draw:frame>
        <draw:custom-shape draw:style-name="gr11" svg:width="5.69cm" svg:height="0.154cm" svg:x="11.32cm" svg:y="7.112cm">
          <draw:enhanced-geometry svg:viewBox="0 0 2048270 55436" draw:type="ooxml-non-primitive" drawooo:sub-view-size="2048270 55436" draw:text-areas="0 0 r b" draw:enhanced-path="M 0 55437 L 0 179989 2048271 179989 2048271 0 N "/>
          <text:p text:style-name="P3"/>
        </draw:custom-shape>
        <draw:custom-shape draw:style-name="gr12" svg:width="5.9cm" svg:height="2.289cm" svg:x="8.264cm" svg:y="7.612cm">
          <draw:enhanced-geometry svg:viewBox="0 0 2123866 823988" draw:type="ooxml-non-primitive" drawooo:sub-view-size="2123866 823988" draw:text-areas="0 0 r b" draw:enhanced-path="M 2123866 0 L 2123866 368617 0 368617 0 823988 N "/>
          <text:p text:style-name="P4"/>
        </draw:custom-shape>
        <draw:custom-shape draw:style-name="gr13" svg:width="0.008998cm" svg:height="1.272cm" svg:x="11.91cm" svg:y="8.668cm">
          <draw:enhanced-geometry svg:viewBox="0 0 3239 457891" draw:type="ooxml-non-primitive" drawooo:sub-view-size="3239 457891" draw:text-areas="0 0 r b" draw:enhanced-path="M 3240 0 L 0 277902 0 457891 N "/>
          <text:p text:style-name="P5"/>
        </draw:custom-shape>
        <draw:custom-shape draw:style-name="gr14" svg:width="4.728cm" svg:height="2.361cm" svg:x="14.16cm" svg:y="7.612cm">
          <draw:enhanced-geometry svg:viewBox="0 0 1701972 849906" draw:type="ooxml-non-primitive" drawooo:sub-view-size="1701972 849906" draw:text-areas="0 0 r b" draw:enhanced-path="M 0 0 L 0 368617 1701973 368617 1701973 849906 N "/>
          <text:p text:style-name="P6"/>
        </draw:custom-shape>
        <draw:custom-shape draw:style-name="gr15" svg:width="0.021cm" svg:height="1.272cm" svg:x="15.27cm" svg:y="8.668cm">
          <draw:enhanced-geometry svg:viewBox="0 0 7559 457891" draw:type="ooxml-non-primitive" drawooo:sub-view-size="7559 457891" draw:text-areas="0 0 r b" draw:enhanced-path="M 7560 0 L 0 277902 0 457891 N "/>
          <text:p text:style-name="P7"/>
        </draw:custom-shape>
        <draw:frame draw:style-name="gr16" svg:width="1.778cm" svg:height="0.806cm" svg:x="10.41cm" svg:y="3.81cm">
          <draw:text-box fo:min-height="0.806cm">
            <text:p text:style-name="P8"><text:span text:style-name="T1">Left</text:span></text:p>
          </draw:text-box>
        </draw:frame>
        <draw:frame draw:style-name="gr17" svg:width="1.778cm" svg:height="0.806cm" svg:x="16.26cm" svg:y="3.766cm">
          <draw:text-box fo:min-height="0.806cm">
            <text:p text:style-name="P9"><text:span text:style-name="T2">Right</text:span></text:p>
          </draw:text-box>
        </draw:frame>
        <draw:frame draw:style-name="gr18" svg:width="1.778cm" svg:height="0.806cm" svg:x="10.41cm" svg:y="3.81cm">
          <draw:text-box fo:min-height="0.806cm">
            <text:p text:style-name="P10"><text:span text:style-name="T3">Left</text:span></text:p>
          </draw:text-box>
        </draw:frame>
        <draw:frame draw:style-name="gr19" svg:width="1.778cm" svg:height="1.361cm" svg:x="8.264cm" svg:y="8.636cm">
          <draw:text-box fo:min-height="1.361cm">
            <text:p text:style-name="P11"><text:span text:style-name="T4">Left join</text:span></text:p>
          </draw:text-box>
        </draw:frame>
        <draw:frame draw:style-name="gr20" svg:width="1.778cm" svg:height="1.361cm" svg:x="11.91cm" svg:y="8.636cm">
          <draw:text-box fo:min-height="1.361cm">
            <text:p text:style-name="P12"><text:span text:style-name="T5">Right join</text:span></text:p>
          </draw:text-box>
        </draw:frame>
        <draw:frame draw:style-name="gr21" svg:width="1.778cm" svg:height="1.361cm" svg:x="15.24cm" svg:y="8.668cm">
          <draw:text-box fo:min-height="1.361cm">
            <text:p text:style-name="P13"><text:span text:style-name="T6">Inner join</text:span></text:p>
          </draw:text-box>
        </draw:frame>
        <draw:frame draw:style-name="gr22" svg:width="1.778cm" svg:height="1.361cm" svg:x="19.05cm" svg:y="8.612cm">
          <draw:text-box fo:min-height="1.361cm">
            <text:p text:style-name="P14"><text:span text:style-name="T7">Outer join</text:span></text:p>
          </draw:text-box>
        </draw:frame>
        <draw:frame draw:style-name="gr23" svg:width="1.745cm" svg:height="2.406cm" svg:x="10.45cm" svg:y="4.783cm">
          <draw:image xlink:href="Pictures/image10.png" xlink:type="simple" xlink:show="embed" xlink:actuate="onLoa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1.0.90</meta:generator>
    <meta:initial-creator/>
    <meta:creation-date/>
    <meta:editing-cycles/>
    <meta:editing-duration/>
    <dc:date/>
    <dc:creator/>
    <meta:document-statistic/>
  </office:meta>
</office:document-meta>
</file>